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5, 2023 (05:12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9-05T21:12:46Z</meta:creation-date>
    <dc:date>2023-09-05T21:12:46Z</dc:date>
    <meta:user-defined meta:name="date" meta:value-type="string">September   5, 2023 (05:12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